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Lijstalinea" style:list-style-name="LFO1" style:family="paragraph"/>
    <style:style style:name="P23" style:parent-style-name="Lijstalinea" style:list-style-name="LFO1" style:family="paragraph"/>
    <style:style style:name="P24" style:parent-style-name="Lijstalinea" style:list-style-name="LFO1" style:family="paragraph"/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Lijstalinea" style:list-style-name="LFO1" style:family="paragraph"/>
    <style:style style:name="P32" style:parent-style-name="Lijstalinea" style:list-style-name="LFO1" style:family="paragraph"/>
    <style:style style:name="P33" style:parent-style-name="Lijstalinea" style:list-style-name="LFO1" style:family="paragraph"/>
    <style:style style:name="P34" style:parent-style-name="Lijstalinea" style:list-style-name="LFO1" style:family="paragraph"/>
    <style:style style:name="P35" style:parent-style-name="Lijstalinea" style:list-style-name="LFO1" style:family="paragraph"/>
    <style:style style:name="P36" style:parent-style-name="Lijstalinea" style:list-style-name="LFO1" style:family="paragraph"/>
    <style:style style:name="P37" style:parent-style-name="Lijstalinea" style:list-style-name="LFO1" style:family="paragraph"/>
    <style:style style:name="P38" style:parent-style-name="Lijstalinea" style:list-style-name="LFO1" style:family="paragraph"/>
    <style:style style:name="P39" style:parent-style-name="Lijstalinea" style:list-style-name="LFO1" style:family="paragraph"/>
    <style:style style:name="P40" style:parent-style-name="Lijstalinea" style:list-style-name="LFO1" style:family="paragraph"/>
    <style:style style:name="P41" style:parent-style-name="Lijstalinea" style:list-style-name="LFO1" style:family="paragraph"/>
    <style:style style:name="P42" style:parent-style-name="Lijstalinea" style:list-style-name="LFO1" style:family="paragraph"/>
    <style:style style:name="P43" style:parent-style-name="Lijstalinea" style:list-style-name="LFO1" style:family="paragraph"/>
    <style:style style:name="P44" style:parent-style-name="Lijstalinea" style:list-style-name="LFO1" style:family="paragraph"/>
    <style:style style:name="P45" style:parent-style-name="Lijstalinea" style:list-style-name="LFO1" style:family="paragraph"/>
    <style:style style:name="P46" style:parent-style-name="Lijstalinea" style:list-style-name="LFO1" style:family="paragraph"/>
    <style:style style:name="P47" style:parent-style-name="Lijstalinea" style:list-style-name="LFO1" style:family="paragraph"/>
    <style:style style:name="P48" style:parent-style-name="Lijstalinea" style:list-style-name="LFO1" style:family="paragraph"/>
    <style:style style:name="P49" style:parent-style-name="Lijstalinea" style:list-style-name="LFO1" style:family="paragraph"/>
    <style:style style:name="P50" style:parent-style-name="Lijstalinea" style:list-style-name="LFO1" style:family="paragraph"/>
    <style:style style:name="P51" style:parent-style-name="Lijstalinea" style:list-style-name="LFO1" style:family="paragraph"/>
    <style:style style:name="P52" style:parent-style-name="Lijstalinea" style:list-style-name="LFO1" style:family="paragraph"/>
    <style:style style:name="P53" style:parent-style-name="Lijstalinea" style:list-style-name="LFO1" style:family="paragraph"/>
    <style:style style:name="P54" style:parent-style-name="Lijstalinea" style:list-style-name="LFO1" style:family="paragraph"/>
    <style:style style:name="P55" style:parent-style-name="Lijstalinea" style:list-style-name="LFO1" style:family="paragraph"/>
    <style:style style:name="P56" style:parent-style-name="Lijstalinea" style:list-style-name="LFO1" style:family="paragraph"/>
    <style:style style:name="P57" style:parent-style-name="Lijstalinea" style:list-style-name="LFO1" style:family="paragraph"/>
    <style:style style:name="P58" style:parent-style-name="Lijstalinea" style:list-style-name="LFO1" style:family="paragraph"/>
    <style:style style:name="P59" style:parent-style-name="Lijstalinea" style:list-style-name="LFO1" style:family="paragraph"/>
    <style:style style:name="P60" style:parent-style-name="Lijstalinea" style:list-style-name="LFO1" style:family="paragraph"/>
    <style:style style:name="P61" style:parent-style-name="Lijstalinea" style:list-style-name="LFO1" style:family="paragraph"/>
    <style:style style:name="P62" style:parent-style-name="Lijstalinea" style:list-style-name="LFO1" style:family="paragraph"/>
    <style:style style:name="P63" style:parent-style-name="Lijstalinea" style:list-style-name="LFO1" style:family="paragraph"/>
    <style:style style:name="P64" style:parent-style-name="Lijstalinea" style:list-style-name="LFO1" style:family="paragraph"/>
    <style:style style:name="P65" style:parent-style-name="Lijstalinea" style:list-style-name="LFO1" style:family="paragraph"/>
    <style:style style:name="P66" style:parent-style-name="Lijstalinea" style:list-style-name="LFO1" style:family="paragraph"/>
    <style:style style:name="P67" style:parent-style-name="Lijstalinea" style:list-style-name="LFO1" style:family="paragraph"/>
    <style:style style:name="P68" style:parent-style-name="Lijstalinea" style:list-style-name="LFO1" style:family="paragraph"/>
    <style:style style:name="P69" style:parent-style-name="Lijstalinea" style:list-style-name="LFO1" style:family="paragraph"/>
    <style:style style:name="P70" style:parent-style-name="Lijstalinea" style:list-style-name="LFO1" style:family="paragraph"/>
    <style:style style:name="P71" style:parent-style-name="Lijstalinea" style:list-style-name="LFO1" style:family="paragraph"/>
    <style:style style:name="P72" style:parent-style-name="Lijstalinea" style:list-style-name="LFO1" style:family="paragraph"/>
    <style:style style:name="P73" style:parent-style-name="Lijstalinea" style:list-style-name="LFO1" style:family="paragraph"/>
    <style:style style:name="P74" style:parent-style-name="Lijstalinea" style:list-style-name="LFO1" style:family="paragraph"/>
    <style:style style:name="P75" style:parent-style-name="Lijstalinea" style:list-style-name="LFO1" style:family="paragraph"/>
    <style:style style:name="P76" style:parent-style-name="Lijstalinea" style:list-style-name="LFO1" style:family="paragraph"/>
    <style:style style:name="P77" style:parent-style-name="Lijstalinea" style:list-style-name="LFO1" style:family="paragraph"/>
    <style:style style:name="P78" style:parent-style-name="Lijstalinea" style:list-style-name="LFO1" style:family="paragraph"/>
    <style:style style:name="P79" style:parent-style-name="Lijstalinea" style:list-style-name="LFO1" style:family="paragraph"/>
    <style:style style:name="P80" style:parent-style-name="Lijstalinea" style:list-style-name="LFO1" style:family="paragraph"/>
    <style:style style:name="P81" style:parent-style-name="Lijstalinea" style:list-style-name="LFO1" style:family="paragraph"/>
    <style:style style:name="P82" style:parent-style-name="Lijstalinea" style:list-style-name="LFO1" style:family="paragraph"/>
    <style:style style:name="P83" style:parent-style-name="Lijstalinea" style:list-style-name="LFO1" style:family="paragraph"/>
    <style:style style:name="P84" style:parent-style-name="Lijstalinea" style:list-style-name="LFO1" style:family="paragraph"/>
    <style:style style:name="P85" style:parent-style-name="Lijstalinea" style:list-style-name="LFO1" style:family="paragraph"/>
    <style:style style:name="P86" style:parent-style-name="Lijstalinea" style:list-style-name="LFO1" style:family="paragraph"/>
    <style:style style:name="P87" style:parent-style-name="Lijstalinea" style:list-style-name="LFO1" style:family="paragraph"/>
    <style:style style:name="P88" style:parent-style-name="Lijstalinea" style:list-style-name="LFO1" style:family="paragraph"/>
    <style:style style:name="P89" style:parent-style-name="Lijstalinea" style:list-style-name="LFO1" style:family="paragraph"/>
    <style:style style:name="P90" style:parent-style-name="Lijstalinea" style:list-style-name="LFO1" style:family="paragraph"/>
    <style:style style:name="P91" style:parent-style-name="Lijstalinea" style:list-style-name="LFO1" style:family="paragraph"/>
    <style:style style:name="P92" style:parent-style-name="Lijstalinea" style:list-style-name="LFO1" style:family="paragraph"/>
    <style:style style:name="P93" style:parent-style-name="Lijstalinea" style:list-style-name="LFO1" style:family="paragraph"/>
    <style:style style:name="P94" style:parent-style-name="Lijstalinea" style:list-style-name="LFO1" style:family="paragraph"/>
    <style:style style:name="P95" style:parent-style-name="Lijstalinea" style:family="paragraph">
      <style:paragraph-properties fo:margin-left="0in">
        <style:tab-stops/>
      </style:paragraph-properties>
    </style:style>
    <style:style style:name="P96" style:parent-style-name="Lijstalinea" style:list-style-name="LFO1" style:family="paragraph"/>
    <style:style style:name="P97" style:parent-style-name="Lijstalinea" style:list-style-name="LFO1" style:family="paragraph"/>
    <style:style style:name="P98" style:parent-style-name="Lijstalinea" style:list-style-name="LFO1" style:family="paragraph"/>
    <style:style style:name="P99" style:parent-style-name="Lijstalinea" style:list-style-name="LFO1" style:family="paragraph"/>
    <style:style style:name="P100" style:parent-style-name="Lijstalinea" style:list-style-name="LFO1" style:family="paragraph"/>
    <style:style style:name="P101" style:parent-style-name="Lijstalinea" style:list-style-name="LFO1" style:family="paragraph"/>
    <style:style style:name="P102" style:parent-style-name="Lijstalinea" style:list-style-name="LFO1" style:family="paragraph"/>
    <style:style style:name="P103" style:parent-style-name="Lijstalinea" style:list-style-name="LFO1" style:family="paragraph"/>
    <style:style style:name="P104" style:parent-style-name="Lijstalinea" style:list-style-name="LFO1" style:family="paragraph"/>
    <style:style style:name="P105" style:parent-style-name="Lijstalinea" style:list-style-name="LFO1" style:family="paragraph"/>
    <style:style style:name="P106" style:parent-style-name="Lijstalinea" style:list-style-name="LFO1" style:family="paragraph"/>
    <style:style style:name="P107" style:parent-style-name="Lijstalinea" style:list-style-name="LFO1" style:family="paragraph"/>
    <style:style style:name="P108" style:parent-style-name="Lijstalinea" style:list-style-name="LFO1" style:family="paragraph"/>
    <style:style style:name="P109" style:parent-style-name="Lijstalinea" style:family="paragraph">
      <style:paragraph-properties fo:margin-left="0in">
        <style:tab-stops/>
      </style:paragraph-properties>
    </style:style>
    <style:style style:name="P110" style:parent-style-name="Lijstalinea" style:list-style-name="LFO1" style:family="paragraph"/>
    <style:style style:name="P111" style:parent-style-name="ListParagraph" style:list-style-name="LFO1" style:family="paragraph">
      <style:text-properties fo:language="en" fo:country="GB"/>
    </style:style>
    <style:style style:name="P112" style:parent-style-name="ListParagraph" style:list-style-name="LFO1" style:family="paragraph">
      <style:text-properties fo:language="en" fo:country="GB"/>
    </style:style>
    <style:style style:name="P113" style:parent-style-name="ListParagraph" style:list-style-name="LFO1" style:family="paragraph">
      <style:text-properties fo:language="en" fo:country="GB"/>
    </style:style>
    <style:style style:name="P114" style:parent-style-name="ListParagraph" style:list-style-name="LFO1" style:family="paragraph">
      <style:text-properties fo:language="en" fo:country="GB"/>
    </style:style>
    <style:style style:name="P115" style:parent-style-name="ListParagraph" style:list-style-name="LFO1" style:family="paragraph">
      <style:text-properties fo:language="en" fo:country="GB"/>
    </style:style>
    <style:style style:name="P116" style:parent-style-name="ListParagraph" style:list-style-name="LFO1" style:family="paragraph">
      <style:text-properties fo:language="en" fo:country="GB"/>
    </style:style>
    <style:style style:name="P117" style:parent-style-name="ListParagraph" style:list-style-name="LFO1" style:family="paragraph"/>
    <style:style style:name="T118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Asset list</text:p>
      <text:list text:style-name="LFO1" text:continue-numbering="true">
        <text:list-item>
          <text:p text:style-name="P2">Village</text:p>
          <text:list text:continue-numbering="true">
            <text:list-item>
              <text:p text:style-name="P3">Buildings</text:p>
              <text:list text:continue-numbering="true">
                <text:list-item>
                  <text:p text:style-name="P4">House 1</text:p>
                  <text:list text:continue-numbering="true">
                    <text:list-item>
                      <text:p text:style-name="P5">Paper lanterns</text:p>
                    </text:list-item>
                    <text:list-item>
                      <text:p text:style-name="P6">Rag lines</text:p>
                    </text:list-item>
                    <text:list-item>
                      <text:p text:style-name="P7">Futon</text:p>
                    </text:list-item>
                    <text:list-item>
                      <text:p text:style-name="P8">Bucket</text:p>
                    </text:list-item>
                    <text:list-item>
                      <text:p text:style-name="P9">Fireplace</text:p>
                    </text:list-item>
                    <text:list-item>
                      <text:p text:style-name="P10">Bonsai</text:p>
                    </text:list-item>
                  </text:list>
                </text:list-item>
                <text:list-item>
                  <text:p text:style-name="P11">House 2</text:p>
                </text:list-item>
                <text:list-item>
                  <text:p text:style-name="P12">House 3</text:p>
                </text:list-item>
                <text:list-item>
                  <text:p text:style-name="P13">House 4</text:p>
                </text:list-item>
                <text:list-item>
                  <text:p text:style-name="P14">Market stall</text:p>
                </text:list-item>
                <text:list-item>
                  <text:p text:style-name="P15">Shrine</text:p>
                  <text:list text:continue-numbering="true">
                    <text:list-item>
                      <text:p text:style-name="P16">Stone lantern</text:p>
                    </text:list-item>
                  </text:list>
                </text:list-item>
                <text:list-item>
                  <text:p text:style-name="P17">Torii (Japanese Arch)</text:p>
                </text:list-item>
                <text:list-item>
                  <text:p text:style-name="P18">Prison</text:p>
                  <text:list text:continue-numbering="true">
                    <text:list-item>
                      <text:p text:style-name="P19">Wooden cages</text:p>
                    </text:list-item>
                    <text:list-item>
                      <text:p text:style-name="P20">Chains</text:p>
                    </text:list-item>
                    <text:list-item>
                      <text:p text:style-name="P21">Candles</text:p>
                    </text:list-item>
                    <text:list-item>
                      <text:p text:style-name="P22">Tables</text:p>
                    </text:list-item>
                    <text:list-item>
                      <text:p text:style-name="P23">Chairs</text:p>
                    </text:list-item>
                    <text:list-item>
                      <text:p text:style-name="P24">Crates</text:p>
                    </text:list-item>
                  </text:list>
                </text:list-item>
                <text:list-item>
                  <text:p text:style-name="P25">Palace</text:p>
                  <text:list text:continue-numbering="true">
                    <text:list-item>
                      <text:p text:style-name="P26">Wall scrolls</text:p>
                    </text:list-item>
                    <text:list-item>
                      <text:p text:style-name="P27">Vase</text:p>
                    </text:list-item>
                    <text:list-item>
                      <text:p text:style-name="P28">Statues</text:p>
                    </text:list-item>
                    <text:list-item>
                      <text:p text:style-name="P29">Lanterns</text:p>
                    </text:list-item>
                    <text:list-item>
                      <text:p text:style-name="P30">Wall art</text:p>
                    </text:list-item>
                    <text:list-item>
                      <text:p text:style-name="P31">Pillows</text:p>
                    </text:list-item>
                    <text:list-item>
                      <text:p text:style-name="P32">Sitting table</text:p>
                    </text:list-item>
                    <text:list-item>
                      <text:p text:style-name="P33">Pillars</text:p>
                    </text:list-item>
                    <text:list-item>
                      <text:p text:style-name="P34">Decorated pillars</text:p>
                    </text:list-item>
                    <text:list-item>
                      <text:p text:style-name="P35">Throne</text:p>
                    </text:list-item>
                    <text:list-item>
                      <text:p text:style-name="P36">Scroll</text:p>
                    </text:list-item>
                    <text:list-item>
                      <text:p text:style-name="P37">Tea set</text:p>
                    </text:list-item>
                    <text:list-item>
                      <text:p text:style-name="P38">Side table</text:p>
                    </text:list-item>
                  </text:list>
                </text:list-item>
                <text:list-item>
                  <text:p text:style-name="P39">River</text:p>
                </text:list-item>
                <text:list-item>
                  <text:p text:style-name="P40">Dojo</text:p>
                  <text:list text:continue-numbering="true">
                    <text:list-item>
                      <text:p text:style-name="P41">(Wooden) Dummys</text:p>
                    </text:list-item>
                    <text:list-item>
                      <text:p text:style-name="P42">Weapon racks</text:p>
                      <text:list text:continue-numbering="true">
                        <text:list-item>
                          <text:p text:style-name="P43">Weapons</text:p>
                          <text:list text:continue-numbering="true">
                            <text:list-item>
                              <text:p text:style-name="P44">Bamboo sword</text:p>
                            </text:list-item>
                            <text:list-item>
                              <text:p text:style-name="P45">Katana</text:p>
                            </text:list-item>
                            <text:list-item>
                              <text:p text:style-name="P46">Small katana</text:p>
                            </text:list-item>
                            <text:list-item>
                              <text:p text:style-name="P47">Throwing knifes</text:p>
                            </text:list-item>
                            <text:list-item>
                              <text:p text:style-name="P48">Bo staff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Wall scrolls/paintings</text:p>
                    </text:list-item>
                  </text:list>
                </text:list-item>
                <text:list-item>
                  <text:p text:style-name="P50">Garden</text:p>
                  <text:list text:continue-numbering="true">
                    <text:list-item>
                      <text:p text:style-name="P51">Blossum trees</text:p>
                    </text:list-item>
                    <text:list-item>
                      <text:p text:style-name="P52">trees</text:p>
                    </text:list-item>
                    <text:list-item>
                      <text:p text:style-name="P53">Pond</text:p>
                      <text:list text:continue-numbering="true">
                        <text:list-item>
                          <text:p text:style-name="P54">Lelys</text:p>
                        </text:list-item>
                        <text:list-item>
                          <text:p text:style-name="P55">Koi</text:p>
                        </text:list-item>
                      </text:list>
                    </text:list-item>
                    <text:list-item>
                      <text:p text:style-name="P56">Bridges</text:p>
                    </text:list-item>
                    <text:list-item>
                      <text:p text:style-name="P57">bushes</text:p>
                    </text:list-item>
                  </text:list>
                </text:list-item>
              </text:list>
            </text:list-item>
            <text:list-item>
              <text:p text:style-name="P58">Characters</text:p>
              <text:list text:continue-numbering="true">
                <text:list-item>
                  <text:p text:style-name="P59">Gaijin</text:p>
                </text:list-item>
                <text:list-item>
                  <text:p text:style-name="P60">Dragon</text:p>
                </text:list-item>
                <text:list-item>
                  <text:p text:style-name="P61">Ghost</text:p>
                </text:list-item>
                <text:list-item>
                  <text:p text:style-name="P62">Villagers</text:p>
                </text:list-item>
                <text:list-item>
                  <text:p text:style-name="P63">Guards</text:p>
                </text:list-item>
                <text:list-item>
                  <text:p text:style-name="P64">Samurai</text:p>
                </text:list-item>
                <text:list-item>
                  <text:p text:style-name="P65">Ninja’s</text:p>
                </text:list-item>
                <text:list-item>
                  <text:p text:style-name="P66">Priest</text:p>
                </text:list-item>
                <text:list-item>
                  <text:p text:style-name="P67">Bandits</text:p>
                </text:list-item>
                <text:list-item>
                  <text:p text:style-name="P68">Bob the goat</text:p>
                </text:list-item>
                <text:list-item>
                  <text:p text:style-name="P69">Teletubby in a kimono</text:p>
                </text:list-item>
              </text:list>
            </text:list-item>
            <text:list-item>
              <text:p text:style-name="P70">Enemies</text:p>
              <text:list text:continue-numbering="true">
                <text:list-item>
                  <text:p text:style-name="P71">Warlord</text:p>
                </text:list-item>
                <text:list-item>
                  <text:p text:style-name="P72">Samurai</text:p>
                </text:list-item>
                <text:list-item>
                  <text:p text:style-name="P73">Demons</text:p>
                </text:list-item>
                <text:list-item>
                  <text:p text:style-name="P74">Bandits</text:p>
                </text:list-item>
              </text:list>
            </text:list-item>
            <text:list-item>
              <text:p text:style-name="P75">Decoration</text:p>
              <text:list text:continue-numbering="true">
                <text:list-item>
                  <text:p text:style-name="P76">Crates</text:p>
                </text:list-item>
                <text:list-item>
                  <text:p text:style-name="P77">Lanterns</text:p>
                </text:list-item>
                <text:list-item>
                  <text:p text:style-name="P78">Signs</text:p>
                </text:list-item>
                <text:list-item>
                  <text:p text:style-name="P79">Stone wall</text:p>
                </text:list-item>
                <text:list-item>
                  <text:p text:style-name="P80">Small wooden fence</text:p>
                </text:list-item>
                <text:list-item>
                  <text:p text:style-name="P81">Flowers</text:p>
                </text:list-item>
                <text:list-item>
                  <text:p text:style-name="P82">Trees</text:p>
                </text:list-item>
              </text:list>
            </text:list-item>
          </text:list>
        </text:list-item>
      </text:list>
      <text:p text:style-name="Lijstalinea"/>
      <text:list text:style-name="LFO1" text:continue-numbering="true">
        <text:list-item>
          <text:p text:style-name="P83">Spirit World</text:p>
          <text:list text:continue-numbering="true">
            <text:list-item>
              <text:p text:style-name="P84">Vegitation</text:p>
              <text:list text:continue-numbering="true">
                <text:list-item>
                  <text:p text:style-name="P85">Cherry blosom tree</text:p>
                </text:list-item>
                <text:list-item>
                  <text:p text:style-name="P86">Plant</text:p>
                </text:list-item>
                <text:list-item>
                  <text:p text:style-name="P87">Bush</text:p>
                </text:list-item>
                <text:list-item>
                  <text:p text:style-name="P88">Grass</text:p>
                </text:list-item>
              </text:list>
            </text:list-item>
            <text:list-item>
              <text:p text:style-name="P89">Cave</text:p>
            </text:list-item>
            <text:list-item>
              <text:p text:style-name="P90">Stone<text:s/>(with moss)</text:p>
            </text:list-item>
            <text:list-item>
              <text:p text:style-name="P91">Cottage</text:p>
            </text:list-item>
            <text:list-item>
              <text:p text:style-name="P92">Lanterns</text:p>
            </text:list-item>
            <text:list-item>
              <text:p text:style-name="P93">Flaggs</text:p>
            </text:list-item>
            <text:list-item>
              <text:p text:style-name="P94">Torii</text:p>
            </text:list-item>
          </text:list>
        </text:list-item>
      </text:list>
      <text:p text:style-name="P95"/>
      <text:list text:style-name="LFO1" text:continue-numbering="true">
        <text:list-item>
          <text:p text:style-name="P96">Particles</text:p>
          <text:list text:continue-numbering="true">
            <text:list-item>
              <text:p text:style-name="P97">Mist</text:p>
            </text:list-item>
            <text:list-item>
              <text:p text:style-name="P98">Blosom leaves</text:p>
            </text:list-item>
            <text:list-item>
              <text:p text:style-name="P99">Smoke</text:p>
            </text:list-item>
            <text:list-item>
              <text:p text:style-name="P100">Water</text:p>
            </text:list-item>
            <text:list-item>
              <text:p text:style-name="P101">Fire</text:p>
            </text:list-item>
            <text:list-item>
              <text:p text:style-name="P102">Hit/strike</text:p>
            </text:list-item>
            <text:list-item>
              <text:p text:style-name="P103">Blood</text:p>
            </text:list-item>
            <text:list-item>
              <text:p text:style-name="P104">Punch</text:p>
            </text:list-item>
            <text:list-item>
              <text:p text:style-name="P105">Jump</text:p>
            </text:list-item>
            <text:list-item>
              <text:p text:style-name="P106">Dragon</text:p>
            </text:list-item>
            <text:list-item>
              <text:p text:style-name="P107">Abilities</text:p>
            </text:list-item>
            <text:list-item>
              <text:p text:style-name="P108">Smoke bomb</text:p>
            </text:list-item>
          </text:list>
        </text:list-item>
      </text:list>
      <text:p text:style-name="P109"/>
      <text:list text:style-name="LFO1" text:continue-numbering="true">
        <text:list-item>
          <text:p text:style-name="P110">Weapons</text:p>
          <text:list text:continue-numbering="true">
            <text:list-item>
              <text:p text:style-name="P111">Katana</text:p>
            </text:list-item>
            <text:list-item>
              <text:p text:style-name="P112">Shiruken</text:p>
            </text:list-item>
            <text:list-item>
              <text:p text:style-name="P113">Smoke bombs</text:p>
            </text:list-item>
            <text:list-item>
              <text:p text:style-name="P114">Kusarigama</text:p>
            </text:list-item>
            <text:list-item>
              <text:p text:style-name="P115">Nunchakus</text:p>
            </text:list-item>
            <text:list-item>
              <text:p text:style-name="P116">Fan</text:p>
            </text:list-item>
            <text:list-item>
              <text:p text:style-name="P117"><text:span text:style-name="T118">Dar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vertical-align="auto" fo:line-height="107%" fo:margin-left="0.5in">
        <style:tab-stops/>
      </style:paragraph-properties>
      <style:text-properties style:font-name="Calibri" style:font-name-asian="Calibri" style:font-name-complex="Times New Roma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yreau</meta:initial-creator>
    <dc:creator>victoria hihime</dc:creator>
    <meta:creation-date>2016-09-08T13:20:00Z</meta:creation-date>
    <dc:date>2016-09-09T12:21:00Z</dc:date>
    <meta:template xlink:href="Normal" xlink:type="simple"/>
    <meta:editing-cycles>3</meta:editing-cycles>
    <meta:editing-duration>PT3660S</meta:editing-duration>
    <meta:document-statistic meta:page-count="4" meta:paragraph-count="2" meta:word-count="158" meta:character-count="1059" meta:row-count="7" meta:non-whitespace-character-count="903"/>
  </office:meta>
</office:document-meta>
</file>